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text-properties fo:language="en" fo:country="GB"/>
    </style:style>
    <style:style style:name="P3" style:parent-style-name="Standaard" style:family="paragraph">
      <style:text-properties fo:language="en" fo:country="GB"/>
    </style:style>
    <style:style style:name="P4" style:parent-style-name="Standaard" style:family="paragraph">
      <style:text-properties fo:language="en" fo:country="GB"/>
    </style:style>
    <style:style style:name="P5" style:parent-style-name="Standaard" style:family="paragraph">
      <style:text-properties fo:language="en" fo:country="GB"/>
    </style:style>
    <style:style style:name="P6" style:parent-style-name="Standaard" style:family="paragraph">
      <style:text-properties fo:language="en" fo:country="GB"/>
    </style:style>
    <style:style style:name="P7" style:parent-style-name="Standaard" style:family="paragraph">
      <style:text-properties fo:language="en" fo:country="GB"/>
    </style:style>
    <style:style style:name="P8" style:parent-style-name="Standaard" style:family="paragraph">
      <style:text-properties fo:language="en" fo:country="GB"/>
    </style:style>
    <style:style style:name="P9" style:parent-style-name="Standaard" style:family="paragraph">
      <style:text-properties fo:language="en" fo:country="GB"/>
    </style:style>
    <style:style style:name="P10" style:parent-style-name="Standaard" style:family="paragraph">
      <style:text-properties fo:language="en" fo:country="GB"/>
    </style:style>
    <style:style style:name="P11" style:parent-style-name="Standaard" style:family="paragraph">
      <style:text-properties fo:language="en" fo:country="GB"/>
    </style:style>
    <style:style style:name="P12" style:parent-style-name="Standaard" style:family="paragraph">
      <style:text-properties fo:language="en" fo:country="GB"/>
    </style:style>
    <style:style style:name="P13" style:parent-style-name="Standaard" style:family="paragraph">
      <style:text-properties fo:language="en" fo:country="GB"/>
    </style:style>
    <style:style style:name="P14" style:parent-style-name="Standaard" style:family="paragraph">
      <style:text-properties fo:language="en" fo:country="GB"/>
    </style:style>
    <style:style style:name="P15" style:parent-style-name="Standaard" style:family="paragraph">
      <style:text-properties fo:language="en" fo:country="GB"/>
    </style:style>
    <style:style style:name="P16" style:parent-style-name="Standaard" style:family="paragraph">
      <style:text-properties fo:language="en" fo:country="GB"/>
    </style:style>
    <style:style style:name="P17" style:parent-style-name="Standaard" style:family="paragraph">
      <style:text-properties fo:language="en" fo:country="GB"/>
    </style:style>
    <style:style style:name="P18" style:parent-style-name="Standaard" style:family="paragraph">
      <style:text-properties fo:language="en" fo:country="GB"/>
    </style:style>
    <style:style style:name="P19" style:parent-style-name="Standaard" style:family="paragraph">
      <style:text-properties fo:language="en" fo:country="GB"/>
    </style:style>
    <style:style style:name="P20" style:parent-style-name="Standaard" style:family="paragraph">
      <style:text-properties fo:language="en" fo:country="GB"/>
    </style:style>
    <style:style style:name="T21" style:parent-style-name="Standaardalinea-lettertype" style:family="text">
      <style:text-properties fo:language="en" fo:country="GB"/>
    </style:style>
  </office:automatic-styles>
  <office:body>
    <office:text text:use-soft-page-breaks="true">
      <text:p text:style-name="P1">Opdracht 1.</text:p>
      <text:p text:style-name="Standaard">.menuitem &gt; ul &gt; li&gt; a{</text:p>
      <text:p text:style-name="P2">Display:inline-block;</text:p>
      <text:p text:style-name="P3">Width: 150px</text:p>
      <text:p text:style-name="P4">}</text:p>
      <text:p text:style-name="P5">.menuitem &gt; ul&gt; li&gt; a{</text:p>
      <text:p text:style-name="P6">Color: red;</text:p>
      <text:p text:style-name="P7">}</text:p>
      <text:p text:style-name="P8"/>
      <text:p text:style-name="P9">Opdracht 2.</text:p>
      <text:p text:style-name="P10">UItgevoerd.</text:p>
      <text:p text:style-name="P11"/>
      <text:p text:style-name="P12">Opdracht 3.</text:p>
      <text:p text:style-name="P13">UItgevoerd en verbeterd.</text:p>
      <text:p text:style-name="P14"/>
      <text:p text:style-name="P15">Opdracht 4.</text:p>
      <text:p text:style-name="P16">Uitgevoerd en verbeterd</text:p>
      <text:p text:style-name="P17"/>
      <text:p text:style-name="P18">Opdracht 5 uitgevoerd en verbeterd</text:p>
      <text:p text:style-name="P19"/>
      <text:p text:style-name="P20">Opdrahcht 6</text:p>
      <text:p text:style-name="Standaard"><text:span text:style-name="T21">Uitgevoerd en verbeter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érémy Decuypere</meta:initial-creator>
    <dc:creator>Jérémy Decuypere</dc:creator>
    <meta:creation-date>2022-10-28T10:18:00Z</meta:creation-date>
    <dc:date>2022-11-17T16:21:00Z</dc:date>
    <meta:template xlink:href="Normal.dotm" xlink:type="simple"/>
    <meta:editing-cycles>3</meta:editing-cycles>
    <meta:editing-duration>PT0S</meta:editing-duration>
    <meta:document-statistic meta:page-count="1" meta:paragraph-count="1" meta:word-count="43" meta:character-count="282" meta:row-count="2" meta:non-whitespace-character-count="240"/>
  </office:meta>
</office:document-meta>
</file>